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a57d" officeooo:paragraph-rsid="0018a57d"/>
    </style:style>
    <style:style style:name="P2" style:family="paragraph" style:parent-style-name="Standard">
      <style:text-properties officeooo:rsid="001a959f" officeooo:paragraph-rsid="001a959f"/>
    </style:style>
    <style:style style:name="P3" style:family="paragraph" style:parent-style-name="Standard">
      <style:text-properties officeooo:rsid="001c23de" officeooo:paragraph-rsid="001c23de"/>
    </style:style>
    <style:style style:name="P4" style:family="paragraph" style:parent-style-name="Standard">
      <style:text-properties officeooo:rsid="001dacab" officeooo:paragraph-rsid="001dacab"/>
    </style:style>
    <style:style style:name="P5" style:family="paragraph" style:parent-style-name="Standard">
      <style:text-properties officeooo:rsid="001f6a69" officeooo:paragraph-rsid="001f6a69"/>
    </style:style>
    <style:style style:name="P6" style:family="paragraph" style:parent-style-name="Standard">
      <style:text-properties officeooo:paragraph-rsid="00204d6e"/>
    </style:style>
    <style:style style:name="T1" style:family="text">
      <style:text-properties officeooo:rsid="001ce951"/>
    </style:style>
    <style:style style:name="T2" style:family="text">
      <style:text-properties officeooo:rsid="001dacab"/>
    </style:style>
    <style:style style:name="T3" style:family="text">
      <style:text-properties officeooo:rsid="00204d6e"/>
    </style:style>
    <style:style style:name="T4" style:family="text">
      <style:text-properties fo:language="de" fo:country="DE" officeooo:rsid="0c7d2301"/>
    </style:style>
    <style:style style:name="T5" style:family="text">
      <style:text-properties fo:language="de" fo:country="DE" officeooo:rsid="00204d6e"/>
    </style:style>
    <style:style style:name="T6" style:family="text">
      <style:text-properties fo:language="de" fo:country="DE" officeooo:rsid="016a92fd"/>
    </style:style>
    <style:style style:name="T7" style:family="text">
      <style:text-properties fo:language="de" fo:country="DE" officeooo:rsid="031596ba"/>
    </style:style>
    <style:style style:name="T8" style:family="text">
      <style:text-properties fo:language="de" fo:country="DE" officeooo:rsid="016a1b41"/>
    </style:style>
    <style:style style:name="T9" style:family="text">
      <style:text-properties officeooo:rsid="0020da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Über die Autorin</text:p>
      <text:p text:style-name="P4"/>
      <text:p text:style-name="P1">Astrid Günther hat über 30 Jahre im öffentlichen Dienst gearbeitet. In dieser Zeit hat sie nebenberuflich ihr Abitur nachgeholt und im Anschluss ein Studium mit dem Abschluss Master of Computer Science bei der Fernuni Hagen abgeschlossen. </text:p>
      <text:p text:style-name="P1"/>
      <text:p text:style-name="P3"><text:span text:style-name="T1">Heute </text:span>arbeitet Astrid Günther als freiberufliche Entwicklerin und Autorin. <text:span text:style-name="T9">Nebenbei arbeitet sie</text:span> aktiv an der Entwicklung des Content Management Systems Joomla! mit <text:span text:style-name="T2">und </text:span>ist Volunteer i<text:span text:style-name="T1">n</text:span> der <text:span text:style-name="T2">Joomla! </text:span>Automated Testing Working Group. </text:p>
      <text:p text:style-name="P1"/>
      <text:p text:style-name="P2">Astrid Günther lebt <text:span text:style-name="T9">mit ihrem Mann und ihrer Tochter</text:span> in einem kleinen Dorf in der Eifel und ist passionierte Joggerin.</text:p>
      <text:p text:style-name="P2"/>
      <text:p text:style-name="P2"/>
      <text:p text:style-name="P2"/>
      <text:p text:style-name="P5">200</text:p>
      <text:p text:style-name="P5"><text:span text:style-name="T3">Eine praktische Einführung in die testgetriebene Entwicklung von </text:span>Unittests, Funktionstests und Akzeptanztests mit Codeception anhand einer einfache<text:span text:style-name="T3">n</text:span> Joomla! Erweiterung <text:span text:style-name="T3">plus theoretischer Grundlagen</text:span>.</text:p>
      <text:p text:style-name="P2"/>
      <text:p text:style-name="P2"/>
      <text:p text:style-name="P5">600</text:p>
      <text:p text:style-name="P6"><text:span text:style-name="T3">Eine praktische Einführung in die testgetriebene Entwicklung von Unittests, Funktionstests und Akzeptanztests mit Codeception anhand einer einfachen Joomla! Erweiterung. Theoretischen Grundlagen wie das Magische Dreieck im Projektmanagement, </text:span><text:span text:style-name="T4">t</text:span><text:span text:style-name="T5">estgetriebene </text:span><text:span text:style-name="T6">Softwareentwicklung</text:span><text:span text:style-name="T5"> </text:span><text:span text:style-name="T7">(</text:span><text:span text:style-name="T8">Test-Driven-Development, kurz TDD</text:span><text:span text:style-name="T7">), </text:span><text:span text:style-name="T3">verhaltensgetriebene Softwareentwicklung (Behaviour Driven Development; BDD), Joomla!, Composer und die kontinuierliche Integration von Tests kommen nicht zu kurz. Sie erfahren, warum Sie Testduplikate erstellen sollten und wie sich Fixtures, Stubs und Mocks voneinander unterscheiden.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0:22:55.155062519</meta:creation-date>
    <dc:date>2017-05-01T11:30:07.212071571</dc:date>
    <meta:editing-duration>PT14M7S</meta:editing-duration>
    <meta:editing-cycles>4</meta:editing-cycles>
    <meta:generator>LibreOffice/5.1.6.2$Linux_X86_64 LibreOffice_project/10m0$Build-2</meta:generator>
    <meta:document-statistic meta:table-count="0" meta:image-count="0" meta:object-count="0" meta:page-count="1" meta:paragraph-count="8" meta:word-count="181" meta:character-count="1409" meta:non-whitespace-character-count="1233"/>
  </office:meta>
</office:document-meta>
</file>